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d63" officeooo:paragraph-rsid="000a2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ün hava cok soguk ve yagmur yagiy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5:46:24.960334259</meta:creation-date>
    <dc:date>2022-10-23T15:47:52.323809758</dc:date>
    <meta:editing-duration>PT1M27S</meta:editing-duration>
    <meta:editing-cycles>1</meta:editing-cycles>
    <meta:document-statistic meta:table-count="0" meta:image-count="0" meta:object-count="0" meta:page-count="1" meta:paragraph-count="1" meta:word-count="7" meta:character-count="39" meta:non-whitespace-character-count="33"/>
    <meta:generator>LibreOffice/6.4.7.2$Linux_X86_64 LibreOffice_project/40$Build-2</meta:generator>
  </office:meta>
</office:document-meta>
</file>